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text-properties fo:color="#b3b3b3" fo:font-size="11pt" style:font-size-asian="11pt" style:font-size-complex="11pt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3b3b3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1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1" draw:layer="layout" svg:width="2.212cm" svg:height="0.683cm" draw:transform="rotate (1.5707963267949) translate (4.674cm 6.424cm)">
          <draw:text-box>
            <text:p text:style-name="P2"><text:span text:style-name="T2">shmem1d</text:span></text:p>
          </draw:text-box>
        </draw:frame>
        <draw:frame draw:style-name="gr2" draw:text-style-name="P3" draw:layer="layout" svg:width="3.207cm" svg:height="0.683cm" draw:transform="rotate (1.5707963267949) translate (5.715cm 6.424cm)">
          <draw:text-box>
            <text:p text:style-name="P2"><text:span text:style-name="T3">shmem1dreg1d</text:span></text:p>
          </draw:text-box>
        </draw:frame>
        <draw:frame draw:style-name="gr2" draw:text-style-name="P3" draw:layer="layout" svg:width="4.028cm" svg:height="0.683cm" draw:transform="rotate (1.5707963267949) translate (6.782cm 6.424cm)">
          <draw:text-box>
            <text:p text:style-name="P2"><text:span text:style-name="T3">shmem1dreg1dvec2</text:span></text:p>
          </draw:text-box>
        </draw:frame>
        <draw:frame draw:style-name="gr2" draw:text-style-name="P3" draw:layer="layout" svg:width="3.034cm" svg:height="0.683cm" draw:transform="rotate (1.5707963267949) translate (7.823cm 6.424cm)">
          <draw:text-box>
            <text:p text:style-name="P2"><text:span text:style-name="T3">shmem1dvec2</text:span></text:p>
          </draw:text-box>
        </draw:frame>
        <draw:frame draw:style-name="gr2" draw:text-style-name="P3" draw:layer="layout" svg:width="2.212cm" svg:height="0.683cm" draw:transform="rotate (1.5707963267949) translate (8.89cm 6.424cm)">
          <draw:text-box>
            <text:p text:style-name="P2"><text:span text:style-name="T3">shmem2d</text:span></text:p>
          </draw:text-box>
        </draw:frame>
        <draw:frame draw:style-name="gr2" draw:text-style-name="P3" draw:layer="layout" svg:width="3.207cm" svg:height="0.683cm" draw:transform="rotate (1.5707963267949) translate (9.931cm 6.424cm)">
          <draw:text-box>
            <text:p text:style-name="P2"><text:span text:style-name="T3">shmem2dreg1d</text:span></text:p>
          </draw:text-box>
        </draw:frame>
        <draw:frame draw:style-name="gr2" draw:text-style-name="P3" draw:layer="layout" svg:width="4.028cm" svg:height="0.683cm" draw:transform="rotate (1.5707963267949) translate (10.998cm 6.424cm)">
          <draw:text-box>
            <text:p text:style-name="P2"><text:span text:style-name="T3">shmem2dreg1dvec2</text:span></text:p>
          </draw:text-box>
        </draw:frame>
        <draw:frame draw:style-name="gr2" draw:text-style-name="P3" draw:layer="layout" svg:width="3.034cm" svg:height="0.683cm" draw:transform="rotate (1.5707963267949) translate (12.04cm 6.424cm)">
          <draw:text-box>
            <text:p text:style-name="P2"><text:span text:style-name="T3">shmem2dvec2</text:span></text:p>
          </draw:text-box>
        </draw:frame>
        <draw:frame draw:style-name="gr2" draw:text-style-name="P3" draw:layer="layout" svg:width="1.323cm" svg:height="0.683cm" draw:transform="rotate (1.5707963267949) translate (13.106cm 6.424cm)">
          <draw:text-box>
            <text:p text:style-name="P4"><text:span text:style-name="T3">vec2</text:span></text:p>
          </draw:text-box>
        </draw:frame>
        <draw:frame draw:style-name="gr2" draw:text-style-name="P3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12:51</dc:date>
    <dc:creator>Marcus Mae</dc:creator>
    <meta:editing-duration>PT4M33S</meta:editing-duration>
    <meta:editing-cycles>4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aw:opacity="20%" draw:opacity-name="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svg:stroke-width="0.025cm" svg:stroke-color="#c5000b" draw:opacity="100%"/>
    </style:style>
    <style:style style:name="ch9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opacity="10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 chart:repeated="2"/>
            <chart:data-point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